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5-07_21-08-05_000.jpg</text:p>
          </table:table-cell>
          <table:table-cell table:style-name="ce27" office:value-type="string">
            <text:p><text:s/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5-08_01-19-4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5-08_07-38-46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5-08_12-30-41_000.jpg</text:p>
          </table:table-cell>
          <table:table-cell table:style-name="ce27" office:value-type="string">
            <text:p>:m RES 1*3 / free# JVEMV6 68#_251:1 / 68. theoretical-physics(tp) / topics=一般化二項定理；,w=余剰項；積分型の、中間値の定理,doc=r-7-A1~2.2.8#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RES 1*3 / free# JVEMV6 68#_251:1 / 68. theoretical-physics(tp) / topics=一般化二項定理；,w=余剰項；積分型の、中間値の定理,doc=r-7-A1~2.2.8#1,s=~,i=~,other=~">
            <text:p>:m RES 1*3 / free# JVEMV6 68#_251:1 / 68. theoretical-physics(tp) / topics=一般化二項定理；,w=余剰項；積分型の、中間値の定理,doc=r-7-A1~2.2.8#1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5-08_12-31-07_000.jpg</text:p>
          </table:table-cell>
          <table:table-cell table:style-name="ce36" office:value-type="string">
            <text:p>:m RES 2*3 / free# JVEMV6 68#_251:1 / 68. theoretical-physics(tp) / topics=一般化二項定理；,w=余剰項；積分型の、中間値の定理；コーシー型；ベルヌーイ型,doc=r-7-A1~2.2.8#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2*3 / free# JVEMV6 68#_251:1 / 68. theoretical-physics(tp) / topics=一般化二項定理；,w=余剰項；積分型の、中間値の定理；コーシー型；ベルヌーイ型,doc=r-7-A1~2.2.8#1,s=~,i=~,other=~">
            <text:p>:m RES 2*3 / free# JVEMV6 68#_251:1 / 68. theoretical-physics(tp) / topics=一般化二項定理；,w=余剰項；積分型の、中間値の定理；コーシー型；ベルヌーイ型,doc=r-7-A1~2.2.8#1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5-08_12-31-23_000.jpg</text:p>
          </table:table-cell>
          <table:table-cell table:style-name="ce36" office:value-type="string">
            <text:p>:m RES 3*3 / free# JVEMV6 68#_251:1 / 68. theoretical-physics(tp) / topics=一般化二項定理；,w=余剰項；積分型の、中間値の定理；コーシー型；ベルヌーイ型,doc=r-7-A1~2.2.8#1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3*3 / free# JVEMV6 68#_251:1 / 68. theoretical-physics(tp) / topics=一般化二項定理；,w=余剰項；積分型の、中間値の定理；コーシー型；ベルヌーイ型,doc=r-7-A1~2.2.8#1,s=~,i=~,other=~">
            <text:p>:m RES 3*3 / free# JVEMV6 68#_251:1 / 68. theoretical-physics(tp) / topics=一般化二項定理；,w=余剰項；積分型の、中間値の定理；コーシー型；ベルヌーイ型,doc=r-7-A1~2.2.8#1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5-08_13-30-0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5-08_17-32-29_000.jpg</text:p>
          </table:table-cell>
          <table:table-cell table:style-name="ce27" office:value-type="string">
            <text:p>:m RES 1*2 / free# JVEMV6 68#_251:2 / 68. theoretical-physics(tp) / topics=一般化二項定理；,w=~,doc=r-7-A1~2.2.7#3;r-7-A1~2.2.9#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1*2 / free# JVEMV6 68#_251:2 / 68. theoretical-physics(tp) / topics=一般化二項定理；,w=~,doc=r-7-A1~2.2.7#3;r-7-A1~2.2.9#1,s=~,i=~,other=~">
            <text:p>:m RES 1*2 / free# JVEMV6 68#_251:2 / 68. theoretical-physics(tp) / topics=一般化二項定理；,w=~,doc=r-7-A1~2.2.7#3;r-7-A1~2.2.9#1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5-08_17-32-42_000.jpg</text:p>
          </table:table-cell>
          <table:table-cell table:style-name="ce36" office:value-type="string">
            <text:p>:m RES 2*2 / free# JVEMV6 68#_251:2 / 68. theoretical-physics(tp) / topics=一般化二項定理；,w=~,doc=r-7-A1~2.2.9#1;r-7-A1~2.2.2#2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2*2 / free# JVEMV6 68#_251:2 / 68. theoretical-physics(tp) / topics=一般化二項定理；,w=~,doc=r-7-A1~2.2.9#1;r-7-A1~2.2.2#2,s=~,i=~,other=memo+">
            <text:p>:m RES 2*2 / free# JVEMV6 68#_251:2 / 68. theoretical-physics(tp) / topics=一般化二項定理；,w=~,doc=r-7-A1~2.2.9#1;r-7-A1~2.2.2#2,s=~,i=~,other=memo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5-08_19-01-07_000.mp4</text:p>
          </table:table-cell>
          <table:table-cell table:style-name="ce36" office:value-type="string">
            <text:p>:VIDEO / @自室 / 記録 / jap.flute-bamboo / 演奏、play / R=1 / genr=todays-melody,Re+,other=~,file-id=~,memo?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VIDEO / @自室 / 記録 / jap.flute-bamboo / 演奏、play / R=1 / genr=todays-melody,Re+,other=~,file-id=~,memo?">
            <text:p>:VIDEO / @自室 / 記録 / jap.flute-bamboo / 演奏、play / R=1 / genr=todays-melody,Re+,other=~,file-id=~,memo?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5-08_20-48-31_000.jpg</text:p>
          </table:table-cell>
          <table:table-cell table:style-name="ce27" office:value-type="string">
            <text:p><text:s/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5-09_00-37-04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5-09_05-34-54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PHOTO 起きた時刻（夜中） / 2022">
            <text:p>:m :PHOTO 起きた時刻（夜中）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5-09_07-36-55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5-09_07-40-40_000.jpg</text:p>
          </table:table-cell>
          <table:table-cell table:style-name="ce29" office:value-type="string">
            <text:p>:m :th / topic=物理の調べについて / content=物理。私がやろうとしていること。新しいこと、ではない。方法から、試行錯誤で始める。 / lang=ja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:th / topic=物理の調べについて / content=物理。私がやろうとしていること。新しいこと、ではない。方法から、試行錯誤で始める。 / lang=ja">
            <text:p>:m :th / topic=物理の調べについて / content=物理。私がやろうとしていること。新しいこと、ではない。方法から、試行錯誤で始める。 / lang=ja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5-09_11-09-43_000.jpg</text:p>
          </table:table-cell>
          <table:table-cell table:style-name="ce27" office:value-type="string">
            <text:p>:m RES 1*3 / free# JVEMV6 68#_252:1 / 68. theoretical-physics(tp) / topics=ラグランジアン；立てかけた棒,w=~,doc=r-7-A1~2.2.2#3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RES 1*3 / free# JVEMV6 68#_252:1 / 68. theoretical-physics(tp) / topics=ラグランジアン；立てかけた棒,w=~,doc=r-7-A1~2.2.2#3,s=~,i=~,other=~">
            <text:p>:m RES 1*3 / free# JVEMV6 68#_252:1 / 68. theoretical-physics(tp) / topics=ラグランジアン；立てかけた棒,w=~,doc=r-7-A1~2.2.2#3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5-09_11-10-05_000.jpg</text:p>
          </table:table-cell>
          <table:table-cell table:style-name="ce36" office:value-type="string">
            <text:p>:m RES 2*3 / free# JVEMV6 68#_252:1 / 68. theoretical-physics(tp) / topics=ラグランジアン；立てかけた棒,w=~,doc=r-7-A1~2.2.2#3;r-7-A1~2.1.1#1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RES 2*3 / free# JVEMV6 68#_252:1 / 68. theoretical-physics(tp) / topics=ラグランジアン；立てかけた棒,w=~,doc=r-7-A1~2.2.2#3;r-7-A1~2.1.1#1,s=~,i=~,other=~">
            <text:p>:m RES 2*3 / free# JVEMV6 68#_252:1 / 68. theoretical-physics(tp) / topics=ラグランジアン；立てかけた棒,w=~,doc=r-7-A1~2.2.2#3;r-7-A1~2.1.1#1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5-09_11-10-19_000.jpg</text:p>
          </table:table-cell>
          <table:table-cell table:style-name="ce27" office:value-type="string">
            <text:p>:m RES 3*3 / free# JVEMV6 68#_252:1 / 68. theoretical-physics(tp) / topics=ラグランジアン；,w=~,doc=r-7-A1~2.2.2#3;r-7-A1~2.1.1#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RES 3*3 / free# JVEMV6 68#_252:1 / 68. theoretical-physics(tp) / topics=ラグランジアン；,w=~,doc=r-7-A1~2.2.2#3;r-7-A1~2.1.1#1,s=~,i=~,other=~">
            <text:p>:m RES 3*3 / free# JVEMV6 68#_252:1 / 68. theoretical-physics(tp) / topics=ラグランジアン；,w=~,doc=r-7-A1~2.2.2#3;r-7-A1~2.1.1#1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5-09_12-22-03_000.jpg</text:p>
          </table:table-cell>
          <table:table-cell table:style-name="ce27" office:value-type="string">
            <text:p><text:s/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5-09_13-41-40_000.jpg</text:p>
          </table:table-cell>
          <table:table-cell table:style-name="ce36" office:value-type="string">
            <text:p>:m 東和 PHOTO / 220507sa / 幡ヶ谷駅 / プレール・ドゥーク渋谷幡ヶ谷 / １名 / ホクシン設備（㈱シマ） / 日誌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東和 PHOTO / 220507sa / 幡ヶ谷駅 / プレール・ドゥーク渋谷幡ヶ谷 / １名 / ホクシン設備（㈱シマ） / 日誌">
            <text:p>:m 東和 PHOTO / 220507sa / 幡ヶ谷駅 / プレール・ドゥーク渋谷幡ヶ谷 / １名 / ホクシン設備（㈱シマ） / 日誌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5-09_17-09-58_000.jpg</text:p>
          </table:table-cell>
          <table:table-cell table:style-name="ce36" office:value-type="string">
            <text:p>:m RES 1*2 / free# JVEMV6 68#_252:2 / 68. theoretical-physics(tp) / topics=ハミルトンの原理；,w=~,doc=r-7-A1~2.1.1#3.1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RES 1*2 / free# JVEMV6 68#_252:2 / 68. theoretical-physics(tp) / topics=ハミルトンの原理；,w=~,doc=r-7-A1~2.1.1#3.1,s=~,i=~,other=~">
            <text:p>:m RES 1*2 / free# JVEMV6 68#_252:2 / 68. theoretical-physics(tp) / topics=ハミルトンの原理；,w=~,doc=r-7-A1~2.1.1#3.1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5-09_17-10-20_000.jpg</text:p>
          </table:table-cell>
          <table:table-cell table:style-name="ce36" office:value-type="string">
            <text:p>:m RES 2*2 / free# JVEMV6 68#_252:2 / 68. theoretical-physics(tp) / topics=ハミルトンの原理；,w=~,doc=r-7-A1~2.1.1#3.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RES 2*2 / free# JVEMV6 68#_252:2 / 68. theoretical-physics(tp) / topics=ハミルトンの原理；,w=~,doc=r-7-A1~2.1.1#3.1,s=~,i=~,other=~">
            <text:p>:m RES 2*2 / free# JVEMV6 68#_252:2 / 68. theoretical-physics(tp) / topics=ハミルトンの原理；,w=~,doc=r-7-A1~2.1.1#3.1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5-09_18-46-24_000.mp4</text:p>
          </table:table-cell>
          <table:table-cell table:style-name="ce36" office:value-type="string">
            <text:p>:VIDEO / @自室 / 記録 / jap.flute / 演奏、play / R=1 / record,for=~,other=~,memo?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VIDEO / @自室 / 記録 / jap.flute / 演奏、play / R=1 / record,for=~,other=~,memo?">
            <text:p>:VIDEO / @自室 / 記録 / jap.flute / 演奏、play / R=1 / record,for=~,other=~,memo?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5-10_01-00-3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5-10_04-44-12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5-10_07-37-17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5-10_13-25-05_000.jpg</text:p>
          </table:table-cell>
          <table:table-cell table:style-name="ce36" office:value-type="string">
            <text:p>:m RES 1*2 / free# JVEMV6 68#_253:1 / 68. theoretical-physics(tp) / topics=ハミルトンの原理；ルジャンドル変換,w=~,doc=r-7-A1~2.1.1#7,s=~,i=~,other=~</text:p>
          </table:table-cell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RES 1*2 / free# JVEMV6 68#_253:1 / 68. theoretical-physics(tp) / topics=ハミルトンの原理；ルジャンドル変換,w=~,doc=r-7-A1~2.1.1#7,s=~,i=~,other=~">
            <text:p>:m RES 1*2 / free# JVEMV6 68#_253:1 / 68. theoretical-physics(tp) / topics=ハミルトンの原理；ルジャンドル変換,w=~,doc=r-7-A1~2.1.1#7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5-10_13-25-27_000.jpg</text:p>
          </table:table-cell>
          <table:table-cell table:style-name="ce36" office:value-type="string">
            <text:p>:m RES 2*2 / free# JVEMV6 68#_253:1 / 68. theoretical-physics(tp) / topics=ハミルトンの原理；ルジャンドル変換,w=~,doc=r-7-A1~2.1.1#7,s=~,i=~,other=SEG:r-7-A1~2.6.2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RES 2*2 / free# JVEMV6 68#_253:1 / 68. theoretical-physics(tp) / topics=ハミルトンの原理；ルジャンドル変換,w=~,doc=r-7-A1~2.1.1#7,s=~,i=~,other=SEG:r-7-A1~2.6.2;calc+">
            <text:p>:m RES 2*2 / free# JVEMV6 68#_253:1 / 68. theoretical-physics(tp) / topics=ハミルトンの原理；ルジャンドル変換,w=~,doc=r-7-A1~2.1.1#7,s=~,i=~,other=SEG:r-7-A1~2.6.2;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5-10_14-08-42_000.jpg</text:p>
          </table:table-cell>
          <table:table-cell table:style-name="ce27" office:value-type="string">
            <text:p><text:s/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5-10_18-08-41_000.mp4</text:p>
          </table:table-cell>
          <table:table-cell table:style-name="ce36" office:value-type="string">
            <text:p>:VIDEO / @自室 / 記録 / jap.flute / 演奏、play / R=1 / record,for=~,other=~,memo?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VIDEO / @自室 / 記録 / jap.flute / 演奏、play / R=1 / record,for=~,other=~,memo?">
            <text:p>:VIDEO / @自室 / 記録 / jap.flute / 演奏、play / R=1 / record,for=~,other=~,memo?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5-10_19-09-17_000.jpg</text:p>
          </table:table-cell>
          <table:table-cell table:style-name="ce36" office:value-type="string">
            <text:p>:m :尺八,shakuhachi,bamboo #*# / session-memo / s.1:todays-melody,key=h-2,i.f.=~,notes=pitch:L7f-3-1,ReX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:尺八,shakuhachi,bamboo #*# / session-memo / s.1:todays-melody,key=h-2,i.f.=~,notes=pitch:L7f-3-1,ReX,other=~">
            <text:p>:m :尺八,shakuhachi,bamboo #*# / session-memo / s.1:todays-melody,key=h-2,i.f.=~,notes=pitch:L7f-3-1,ReX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5-10_19-10-41_000.jpg</text:p>
          </table:table-cell>
          <table:table-cell table:style-name="ce36" office:value-type="string">
            <text:p>:m :篠笛,shinobue #*# / session-memo / s.1~* / memo=始めるとき；終わる時：やること</text:p>
          </table:table-cell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:篠笛,shinobue #*# / session-memo / s.1~* / memo=始めるとき；終わる時：やること">
            <text:p>:m :篠笛,shinobue #*# / session-memo / s.1~* / memo=始めるとき；終わる時：やること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13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91]=&quot;&quot;;[.C91];CONCATENATE([.C91];&quot; / &quot;;[.E9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93]=&quot;&quot;;[.C93];CONCATENATE([.C93];&quot; / &quot;;[.E9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92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3" table:formula="of:=SUM([.C254:.C26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2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54:Sheet1.C259" table:on-update-keep-styles="true" table:on-update-keep-size="false"/>
        <table:database-range table:name="XXX" table:target-range-address="Sheet1.B254:Sheet1.B254" table:on-update-keep-styles="true" table:on-update-keep-size="false"/>
        <table:database-range table:name="XXX_music" table:target-range-address="Sheet1.B255:Sheet1.B2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2022/05/11</text:date>, <text:time>09:47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5-11T09:47:11.62</dc:date>
    <dc:creator>iwabuchi ken</dc:creator>
    <meta:editing-duration>P46DT22H15M50S</meta:editing-duration>
    <meta:editing-cycles>15087</meta:editing-cycles>
    <meta:document-statistic meta:table-count="2" meta:cell-count="524" meta:object-count="0"/>
    <meta:user-defined meta:name="qrichtext">1</meta:user-defined>
  </office:meta>
</office:document-meta>
</file>